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402492">
            <text:p>70.402492</text:p>
          </table:table-cell>
          <table:table-cell office:value-type="float" office:value="70.194566">
            <text:p>70.194566</text:p>
          </table:table-cell>
          <table:table-cell office:value-type="float" office:value="70.287008">
            <text:p>70.287008</text:p>
          </table:table-cell>
          <table:table-cell office:value-type="float" office:value="71.627965">
            <text:p>71.627965</text:p>
          </table:table-cell>
          <table:table-cell office:value-type="float" office:value="70.274626">
            <text:p>70.274626</text:p>
          </table:table-cell>
          <table:table-cell office:value-type="float" office:value="70.233667">
            <text:p>70.23366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AVERAGE([.B2:.K2])" office:value-type="float" office:value="70.5033873333333">
            <text:p>70.503387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29749912500658">
            <text:p>1.297499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92198">
            <text:p>40.392198</text:p>
          </table:table-cell>
          <table:table-cell office:value-type="float" office:value="40.552239">
            <text:p>40.552239</text:p>
          </table:table-cell>
          <table:table-cell office:value-type="float" office:value="40.572948">
            <text:p>40.572948</text:p>
          </table:table-cell>
          <table:table-cell office:value-type="float" office:value="40.21394">
            <text:p>40.213940</text:p>
          </table:table-cell>
          <table:table-cell office:value-type="float" office:value="40.355149">
            <text:p>40.355149</text:p>
          </table:table-cell>
          <table:table-cell office:value-type="float" office:value="40.511579">
            <text:p>40.511579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ooc:=AVERAGE([.B3:.K3])" office:value-type="float" office:value="40.4330088333333">
            <text:p>40.433009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26246045037303">
            <text:p>2.262460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.575289">
            <text:p>24.575289</text:p>
          </table:table-cell>
          <table:table-cell office:value-type="float" office:value="24.838816">
            <text:p>24.838816</text:p>
          </table:table-cell>
          <table:table-cell office:value-type="float" office:value="24.420029">
            <text:p>24.420029</text:p>
          </table:table-cell>
          <table:table-cell office:value-type="float" office:value="24.637055">
            <text:p>24.637055</text:p>
          </table:table-cell>
          <table:table-cell office:value-type="float" office:value="24.549076">
            <text:p>24.549076</text:p>
          </table:table-cell>
          <table:table-cell office:value-type="float" office:value="24.468202">
            <text:p>24.468202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ooc:=AVERAGE([.B4:.K4])" office:value-type="float" office:value="24.5814111666667">
            <text:p>24.581411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3.72143335281938">
            <text:p>3.721433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001882">
            <text:p>15.001882</text:p>
          </table:table-cell>
          <table:table-cell office:value-type="float" office:value="15.014777">
            <text:p>15.014777</text:p>
          </table:table-cell>
          <table:table-cell office:value-type="float" office:value="14.978263">
            <text:p>14.978263</text:p>
          </table:table-cell>
          <table:table-cell office:value-type="float" office:value="14.93527">
            <text:p>14.935270</text:p>
          </table:table-cell>
          <table:table-cell office:value-type="float" office:value="14.898611">
            <text:p>14.898611</text:p>
          </table:table-cell>
          <table:table-cell office:value-type="float" office:value="14.922394">
            <text:p>14.922394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ooc:=AVERAGE([.B5:.K5])" office:value-type="float" office:value="14.9585328333333">
            <text:p>14.958533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6.11544490320279">
            <text:p>6.115445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449032">
            <text:p>10.449032</text:p>
          </table:table-cell>
          <table:table-cell office:value-type="float" office:value="10.417583">
            <text:p>10.417583</text:p>
          </table:table-cell>
          <table:table-cell office:value-type="float" office:value="10.503716">
            <text:p>10.503716</text:p>
          </table:table-cell>
          <table:table-cell office:value-type="float" office:value="10.476716">
            <text:p>10.476716</text:p>
          </table:table-cell>
          <table:table-cell office:value-type="float" office:value="10.487796">
            <text:p>10.487796</text:p>
          </table:table-cell>
          <table:table-cell office:value-type="float" office:value="10.599709">
            <text:p>10.599709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ooc:=AVERAGE([.B6:.K6])" office:value-type="float" office:value="10.489092">
            <text:p>10.489092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8.72125855841478">
            <text:p>8.721259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964191">
            <text:p>7.964191</text:p>
          </table:table-cell>
          <table:table-cell office:value-type="float" office:value="7.95685">
            <text:p>7.956850</text:p>
          </table:table-cell>
          <table:table-cell office:value-type="float" office:value="7.989471">
            <text:p>7.989471</text:p>
          </table:table-cell>
          <table:table-cell office:value-type="float" office:value="7.956998">
            <text:p>7.956998</text:p>
          </table:table-cell>
          <table:table-cell office:value-type="float" office:value="8.010186">
            <text:p>8.010186</text:p>
          </table:table-cell>
          <table:table-cell office:value-type="float" office:value="8.136468">
            <text:p>8.1364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ooc:=AVERAGE([.B7:.K7])" office:value-type="float" office:value="8.00236066666667">
            <text:p>8.002361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1.4313872100324">
            <text:p>11.431387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879454">
            <text:p>6.879454</text:p>
          </table:table-cell>
          <table:table-cell office:value-type="float" office:value="6.856373">
            <text:p>6.856373</text:p>
          </table:table-cell>
          <table:table-cell office:value-type="float" office:value="6.877205">
            <text:p>6.877205</text:p>
          </table:table-cell>
          <table:table-cell office:value-type="float" office:value="6.859355">
            <text:p>6.859355</text:p>
          </table:table-cell>
          <table:table-cell office:value-type="float" office:value="6.874729">
            <text:p>6.874729</text:p>
          </table:table-cell>
          <table:table-cell office:value-type="float" office:value="6.884197">
            <text:p>6.884197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ooc:=AVERAGE([.B8:.K8])" office:value-type="float" office:value="6.8718855">
            <text:p>6.871886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3.3119335843125">
            <text:p>13.311934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.166652">
            <text:p>6.166652</text:p>
          </table:table-cell>
          <table:table-cell office:value-type="float" office:value="6.150841">
            <text:p>6.150841</text:p>
          </table:table-cell>
          <table:table-cell office:value-type="float" office:value="6.162182">
            <text:p>6.162182</text:p>
          </table:table-cell>
          <table:table-cell office:value-type="float" office:value="6.228717">
            <text:p>6.228717</text:p>
          </table:table-cell>
          <table:table-cell office:value-type="float" office:value="6.152187">
            <text:p>6.152187</text:p>
          </table:table-cell>
          <table:table-cell office:value-type="float" office:value="6.159498">
            <text:p>6.159498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ooc:=AVERAGE([.B9:.K9])" office:value-type="float" office:value="6.17001283333333">
            <text:p>6.170013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8262387528259">
            <text:p>14.826239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.205325">
            <text:p>6.205325</text:p>
          </table:table-cell>
          <table:table-cell office:value-type="float" office:value="6.137703">
            <text:p>6.137703</text:p>
          </table:table-cell>
          <table:table-cell office:value-type="float" office:value="6.12438">
            <text:p>6.124380</text:p>
          </table:table-cell>
          <table:table-cell office:value-type="float" office:value="6.127446">
            <text:p>6.127446</text:p>
          </table:table-cell>
          <table:table-cell office:value-type="float" office:value="6.167924">
            <text:p>6.167924</text:p>
          </table:table-cell>
          <table:table-cell office:value-type="float" office:value="6.14962">
            <text:p>6.149620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AVERAGE([.B10:.K10])" office:value-type="float" office:value="6.15206633333333">
            <text:p>6.152066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4.8694891144704">
            <text:p>14.869489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91.551988">
            <text:p>91.551988</text:p>
          </table:table-cell>
          <table:table-cell office:value-type="float" office:value="91.176289">
            <text:p>91.176289</text:p>
          </table:table-cell>
          <table:table-cell office:value-type="float" office:value="91.830197">
            <text:p>91.830197</text:p>
          </table:table-cell>
          <table:table-cell office:value-type="float" office:value="91.135421">
            <text:p>91.135421</text:p>
          </table:table-cell>
          <table:table-cell office:value-type="float" office:value="91.883587">
            <text:p>91.883587</text:p>
          </table:table-cell>
          <table:table-cell office:value-type="float" office:value="91.497474">
            <text:p>91.497474</text:p>
          </table:table-cell>
          <table:table-cell office:value-type="float" office:value="91.597851">
            <text:p>91.597851</text:p>
          </table:table-cell>
          <table:table-cell office:value-type="float" office:value="91.15186">
            <text:p>91.151860</text:p>
          </table:table-cell>
          <table:table-cell table:number-columns-repeated="3"/>
          <table:table-cell table:formula="oooc:=AVERAGE([.B11:.K11])" office:value-type="float" office:value="91.478083375">
            <text:p>91.47808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27in" table:end-y="0.139in" draw:z-index="0" draw:style-name="gr1" svg:width="6.6346in" svg:height="5.7484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8in" table:end-y="0.0732in" draw:z-index="1" draw:style-name="gr1" svg:width="6.5398in" svg:height="5.4398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8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8:25:34</dc:date>
    <meta:editing-cycles>63</meta:editing-cycles>
    <meta:editing-duration>P1DT1H39M17S</meta:editing-duration>
    <meta:user-defined meta:name="Info 1"/>
    <meta:user-defined meta:name="Info 2"/>
    <meta:user-defined meta:name="Info 3"/>
    <meta:user-defined meta:name="Info 4"/>
    <meta:document-statistic meta:table-count="3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3cm" svg:y="0.319cm" chart:style-name="ch2">
          <text:p>Ranger Running Times</text:p>
        </chart:title>
        <chart:subtitle svg:x="6.111cm" svg:y="0.982cm" chart:style-name="ch3">
          <text:p>500,000 Bodies, 3 iterations</text:p>
        </chart:subtitle>
        <chart:plot-area chart:style-name="ch4" table:cell-range-address="Sheet1.L2:Sheet1.M10" chart:data-source-has-labels="column" svg:x="0.467cm" svg:y="1.479cm" svg:width="16.04cm" svg:height="12.729cm">
          <chart:axis chart:dimension="x" chart:name="primary-x" chart:style-name="ch5">
            <chart:title svg:x="8.194cm" svg:y="13.944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1cm" svg:y="7.71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5033873333333">
                <text:p>70.503387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4330088333333">
                <text:p>40.4330088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814111666667">
                <text:p>24.581411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9585328333333">
                <text:p>14.9585328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89092">
                <text:p>10.489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0236066666667">
                <text:p>8.002360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718855">
                <text:p>6.8718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7001283333333">
                <text:p>6.1700128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5206633333333">
                <text:p>6.152066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74866104126pt" style:font-size-asian="12.2274866104126pt" style:font-size-complex="12.2274866104126pt"/>
    </style:style>
    <style:style style:name="ch3" style:family="chart">
      <style:text-properties fo:font-size="10.3463344573975pt" style:font-size-asian="10.3463344573975pt" style:font-size-complex="10.3463344573975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18230438232pt" style:font-size-asian="8.46518230438232pt" style:font-size-complex="8.4651823043823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18230438232pt" style:font-size-asian="8.46518230438232pt" style:font-size-complex="8.465182304382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8cm" chart:class="chart:line" chart:style-name="ch1">
        <chart:title svg:x="7.384cm" svg:y="0.278cm" chart:style-name="ch2">
          <text:p>Speedup </text:p>
        </chart:title>
        <chart:subtitle svg:x="5.765cm" svg:y="1.003cm" chart:style-name="ch3">
          <text:p>500,000 Bodies, 3 iterations</text:p>
        </chart:subtitle>
        <chart:plot-area chart:style-name="ch4" table:cell-range-address="Sheet1.N2:Sheet1.O10" chart:data-source-has-labels="column" svg:x="0.499cm" svg:y="1.619cm" svg:width="15.718cm" svg:height="11.557cm">
          <chart:axis chart:dimension="x" chart:name="primary-x" chart:style-name="ch5">
            <chart:title svg:x="7.87cm" svg:y="12.892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9cm" svg:y="7.735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749912500658">
                <text:p>1.297499125006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246045037303">
                <text:p>2.26246045037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2143335281938">
                <text:p>3.7214333528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1544490320279">
                <text:p>6.11544490320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2125855841478">
                <text:p>8.72125855841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313872100324">
                <text:p>11.4313872100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3119335843125">
                <text:p>13.311933584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8262387528259">
                <text:p>14.82623875282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8694891144704">
                <text:p>14.8694891144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